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.5972in"/>
    </style:style>
    <style:style style:name="co7" style:family="table-column">
      <style:table-column-properties fo:break-before="auto" style:column-width="1.4043in"/>
    </style:style>
    <style:style style:name="co8" style:family="table-column">
      <style:table-column-properties fo:break-before="auto" style:column-width="1.6508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tabula-2010.0610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style:rotation-align="none"/>
    </style:style>
    <style:style style:name="ce3" style:family="table-cell" style:parent-style-name="Default" style:data-style-name="N157">
      <style:table-cell-properties style:rotation-align="none"/>
    </style:style>
    <style:style style:name="ce4" style:family="table-cell" style:parent-style-name="Default" style:data-style-name="N10">
      <style:table-cell-properties style:rotation-align="none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ula-2010.061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Type of diagnosis</text:p>
          </table:table-cell>
          <table:table-cell office:value-type="string" calcext:value-type="string">
            <text:p>Source of</text:p>
            <text:p>Data</text:p>
          </table:table-cell>
          <table:table-cell office:value-type="string" calcext:value-type="string">
            <text:p>Number of</text:p>
            <text:p>subjects (n)</text:p>
          </table:table-cell>
          <table:table-cell office:value-type="string" calcext:value-type="string">
            <text:p>Machine learning</text:p>
            <text:p>method(s) </text:p>
          </table:table-cell>
          <table:table-cell office:value-type="string" calcext:value-type="string">
            <text:p>Outcomes</text:p>
          </table:table-cell>
          <table:table-cell table:style-name="ce1" office:value-type="string" calcext:value-type="string">
            <text:p>Year</text:p>
          </table:table-cell>
          <table:table-cell office:value-type="string" calcext:value-type="string">
            <text:p>Refer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</text:p>
            <text:p>23 PD</text:p>
          </table:table-cell>
          <table:table-cell office:value-type="string" calcext:value-type="string">
            <text:p>Fuzzy neural system with 10-fold cross validation</text:p>
          </table:table-cell>
          <table:table-cell office:value-type="string" calcext:value-type="string">
            <text:p>testing accuracy = 100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biyev and Abiz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PART, C4.5, PART, Bagging CART, random forest, Boosted C5.0, SVM</text:p>
          </table:table-cell>
          <table:table-cell office:value-type="string" calcext:value-type="string">
            <text:p>SVM: accuracy = 97.57% sensitivity = 0.9756 specificity = 0.9987 NPV = 0.9995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ich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DBN of 2 RBMs</text:p>
          </table:table-cell>
          <table:table-cell office:value-type="string" calcext:value-type="string">
            <text:p>testing accuracy = 94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l-Fatlawi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FMM-OneR with 10- fold cross validation or 5-fold cross validation</text:p>
          </table:table-cell>
          <table:table-cell office:value-type="string" calcext:value-type="string">
            <text:p>Accuracy = 94.21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-Sayaydeha and Mohamma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linear regression, LDA, Gaussian naïve Bayes, decision tree, KNN, SVM-linear, SVM-RBF with leaveone-subject-out cross validation</text:p>
          </table:table-cell>
          <table:table-cell office:value-type="string" calcext:value-type="string">
            <text:p>logistic regression or SVM-linear accuracy = 7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i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LDA-NN-GA with leave-one-subject-out cross validation</text:p>
          </table:table-cell>
          <table:table-cell office:value-type="string" calcext:value-type="string">
            <text:p>Training: accuracy = 95% sensitivity = 95% Test: accuracy = 100% sensitivity = 10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i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NNge with AdaBoost with 10-fold cross validation </text:p>
          </table:table-cell>
          <table:table-cell office:value-type="string" calcext:value-type="string">
            <text:p>Accuracy = 96.30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qahtani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KNN, naïve Bayes, SVM, decision tree, random forest, DNN with 10-fold cross validation (deep NN)</text:p>
          </table:table-cell>
          <table:table-cell office:value-type="string" calcext:value-type="string">
            <text:p>KNN accuracy = 95.513%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and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MLP with a trainvalidation-test ratio of 50:20:30</text:p>
          </table:table-cell>
          <table:table-cell office:value-type="string" calcext:value-type="string">
            <text:p>training accuracy = 97.86% test accuracy = 92.96% MSE = 0.0355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kar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 (8 HC + 23 PD) for dataset 1 and 68 (20 HC + 48 PD) for dataset 2</text:p>
          </table:table-cell>
          <table:table-cell office:value-type="string" calcext:value-type="string">
            <text:p>FKNN, SVM, KELM with 10-fold cross validation</text:p>
          </table:table-cell>
          <table:table-cell office:value-type="string" calcext:value-type="string">
            <text:p>FKNN accuracy = 97.89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i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SVM, logistic regression, ET, gradient boosting, random forest with train-test split ratio = 80:20</text:p>
          </table:table-cell>
          <table:table-cell office:value-type="string" calcext:value-type="string">
            <text:p>logistic regression accuracy = 76.03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elik and Omurc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MLP, GRNN with a training-test ratio of 50:50</text:p>
          </table:table-cell>
          <table:table-cell office:value-type="string" calcext:value-type="string">
            <text:p>GRNN: error rate = 0.0995 (spread parameter = 195.1189) error rate = 0.0958 (spread parameter = 1.2) error rate = 0.0928 (spread parameter = 364.8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men and Bola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CFA-SVM with 10- fold cross validation</text:p>
          </table:table-cell>
          <table:table-cell office:value-type="string" calcext:value-type="string">
            <text:p>accuracy = 97.95% sensitivity = 97.90% precision = 97.90% F-measure = 97.90% specificity = 96.50% AUC = 97.20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ash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fuzzy classifier with 10-fold cross validation, leave-oneout cross validation or a train-test ratio of 70:30 </text:p>
          </table:table-cell>
          <table:table-cell office:value-type="string" calcext:value-type="string">
            <text:p>Accuracy = 10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astjerd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averaged perceptron, BPM, boosted decision tree, decision forests, decision jungle, locally deep SVM, logistic regression, NN, SVM with 10-fold crossvalidation </text:p>
          </table:table-cell>
          <table:table-cell office:value-type="string" calcext:value-type="string">
            <text:p>boosted decision trees: accuracy = 0.912105 precision = 0.935714 F-score = 0.942368 AUC = 0.966293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nesh and H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50; 8 HC + 42 PD </text:p>
          </table:table-cell>
          <table:table-cell office:value-type="string" calcext:value-type="string">
            <text:p>KNN, SVM, ELM with a train-validation ratio of 70:30</text:p>
          </table:table-cell>
          <table:table-cell office:value-type="string" calcext:value-type="string">
            <text:p>SVM: accuracy = 96.43% MCC = 0.77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rdogdu Sakar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252; 64 HC + 188 PD </text:p>
          </table:table-cell>
          <table:table-cell office:value-type="string" calcext:value-type="string">
            <text:p>CNN with leave-oneperson-out cross validation</text:p>
          </table:table-cell>
          <table:table-cell office:value-type="string" calcext:value-type="string">
            <text:p>accuracy = 0.869 F-Measure = 0.917 MCC = 0.6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undu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, logistic regression, KNN, DNN with a train-test ratio of 70:30</text:p>
          </table:table-cell>
          <table:table-cell office:value-type="string" calcext:value-type="string">
            <text:p>DNN: accuracy = 98% specificity = 95% sensitivity = 99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q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, SVM-linear with 10-fold cross validation</text:p>
          </table:table-cell>
          <table:table-cell office:value-type="string" calcext:value-type="string">
            <text:p>accuracy = 99% specificity = 99% sensitivity = 100%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aq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S-SVM, PNN, GRNN with conventional (train-test ratio of 50:50) and 10-fold cross validation</text:p>
          </table:table-cell>
          <table:table-cell office:value-type="string" calcext:value-type="string">
            <text:p>LS-SVM or PNN or GRNN: accuracy = 100% precision = 100% sensitivity = 100% specificity = 100% AUC = 1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ariharan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andom tree, SVMlinear, FBANN with 10-fold cross validation</text:p>
          </table:table-cell>
          <table:table-cell office:value-type="string" calcext:value-type="string">
            <text:p>FBANN: accuracy = 97.37% sensitivity = 98.60% specificity = 93.62% FPR = 6.38% precision = 0.979 MSE = 0.027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lam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linear with 5-fold cross validation </text:p>
          </table:table-cell>
          <table:table-cell office:value-type="string" calcext:value-type="string">
            <text:p>error rate ~0.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i and L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decision tree, random forest, SVM, GBM, XGBoost</text:p>
          </table:table-cell>
          <table:table-cell office:value-type="string" calcext:value-type="string">
            <text:p>SVM-linear: FNR = 10% accuracy = 0.7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ior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 </text:p>
          </table:table-cell>
          <table:table-cell office:value-type="string" calcext:value-type="string">
            <text:p>CART, SVM, ANN</text:p>
          </table:table-cell>
          <table:table-cell office:value-type="string" calcext:value-type="string">
            <text:p>SVM accuracy = 93.84% 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rapinar Sentur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dataset 1: 31; 8 HC + 23 PD dataset 2: 40; 20 HC + 20 PD</text:p>
          </table:table-cell>
          <table:table-cell office:value-type="string" calcext:value-type="string">
            <text:p>EWNN with a train-test ratio of 90:10 and cross validation</text:p>
          </table:table-cell>
          <table:table-cell office:value-type="string" calcext:value-type="string">
            <text:p>dataset 1: accuracy = 92.9% ensemble classification accuracy = 100.0% sensitivity = 100.0% MCC = 100.0% dataset 2: accuracy = 66.3% ensemble classification accuracy = 90.0% sensitivity = 93.0% specificity = 97.0% MCC = 87.0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han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stacked generalization with CMTNN with 10-fold cross validation </text:p>
          </table:table-cell>
          <table:table-cell office:value-type="string" calcext:value-type="string">
            <text:p>Accuracy = ~70%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raipeerapun and Amornsamank u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HMM, SVM</text:p>
          </table:table-cell>
          <table:table-cell office:value-type="string" calcext:value-type="string">
            <text:p>HMM: accuracy = 95.16% sensitivity = 93.55% specificity = 91.67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uresan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IGWO-KELM with 10- fold cross validation</text:p>
          </table:table-cell>
          <table:table-cell office:value-type="string" calcext:value-type="string">
            <text:p>iteration number = 100 accuracy = 97.45% sensitivity = 99.38% specificity = 93.48% precision = 97.33% G-mean = 96.38% F-measure = 98.34%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i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CFW-KELM with 10- fold cross validation</text:p>
          </table:table-cell>
          <table:table-cell office:value-type="string" calcext:value-type="string">
            <text:p>accuracy = 99.49% sensitivity = 100% specificity = 99.39% AUC = 99.69% f-measure = 0.9966 kappa = 0.9863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 with 10-fold cross validation</text:p>
          </table:table-cell>
          <table:table-cell office:value-type="string" calcext:value-type="string">
            <text:p>accuracy = 96.29% sensitivity = 95.00% specificity = 97.50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NN, SVM, SMO, Pegasos, AdaBoost, ensemble selection, FURIA, rotation forest Bayesian network with 10-fold crossvalidation</text:p>
          </table:table-cell>
          <table:table-cell office:value-type="string" calcext:value-type="string">
            <text:p>average accuracy across all models = 97.06% SMO, Pegasos or AdaBoost accuracy = 98.24%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 and Saira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KNN, SVM, naïve Bayes, decision tree, random forest, ANN</text:p>
          </table:table-cell>
          <table:table-cell office:value-type="string" calcext:value-type="string">
            <text:p>ANN: accuracy = 94.87% specificity = 96.55% sensitivity = 90%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ar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dataset 1: 31; 8 HC + 23 PD dataset 2: 20 HC + 20 PD 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dataset 1 accuracy = 90% dataset 2 accuracy = 65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oharkan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otation forest ensemble with 10-fold cross validation</text:p>
          </table:table-cell>
          <table:table-cell office:value-type="string" calcext:value-type="string">
            <text:p>accuracy = 87.1% kappa error = 0.63 AUC = 0.860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zcift and Gult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otation forest ensemble</text:p>
          </table:table-cell>
          <table:table-cell office:value-type="string" calcext:value-type="string">
            <text:p>accuracy = 96.93% Kappa = 0.92 AUC = 0.9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zcif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 with 10-fold cross validation or a train-test ratio of 50:50</text:p>
          </table:table-cell>
          <table:table-cell office:value-type="string" calcext:value-type="string">
            <text:p>10-fold cross validation: accuracy = 98.95% sensitivity = 96.12% specificity = 100% f-measure = 0.9795 Kappa = 0.9735 AUC = 0.9808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ek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LM with 10-fold cross validation</text:p>
          </table:table-cell>
          <table:table-cell office:value-type="string" calcext:value-type="string">
            <text:p>accuracy = 88.72% recall = 94.33% precision = 90.48% F-score = 92.36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hahsavari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nsemble learning with 10‐fold cross validation</text:p>
          </table:table-cell>
          <table:table-cell office:value-type="string" calcext:value-type="string">
            <text:p>accuracy = 90.6% sensitivity = 95.8% specificity = 75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ibani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GLRA, SVM, bagging ensemble with 5-fold cross validation</text:p>
          </table:table-cell>
          <table:table-cell office:value-type="string" calcext:value-type="string">
            <text:p>bagging: sensitivity = 0.9796 specificity = 0.6875 MCC = 0.6977 AUC = 0.9558 SVM: sensitivity = 0.9252 specificity = 0.8542 MCC = 0.7592 AUC = 0.93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u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decision tree classifier, logistic regression, SVM with 10-fold cross validation</text:p>
          </table:table-cell>
          <table:table-cell office:value-type="string" calcext:value-type="string">
            <text:p>SVM: accuracy = 0.76 sensitivity = 0.9745 specificity = 0.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adav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80; 40 HC + 40 PD</text:p>
          </table:table-cell>
          <table:table-cell office:value-type="string" calcext:value-type="string">
            <text:p>KNN, SVM with 10- fold cross validation</text:p>
          </table:table-cell>
          <table:table-cell office:value-type="string" calcext:value-type="string">
            <text:p>SVM: accuracy = 91.25% precision = 0.9125 recall = 0.9125 F-Measure = 0.91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aman et 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MAP, SVM-RBF, FLDA with 5-fold cross validation</text:p>
          </table:table-cell>
          <table:table-cell table:style-name="ce4" office:value-type="string" calcext:value-type="string">
            <text:p>MAP: accuracy = 91.8% sensitivity = 0.986 specificity = 0.708 AUC = 0.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ang et a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assification of PD from other disorders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0; 30 PD + 9 MSA + 5 FND + 1 somatization + 1 dystonia + 2 CD + 1 ET + 1 GPD</text:p>
          </table:table-cell>
          <table:table-cell office:value-type="string" calcext:value-type="string">
            <text:p>SVM, KNN, DA, naïve Bayes, classification tree with LOSO</text:p>
          </table:table-cell>
          <table:table-cell office:value-type="string" calcext:value-type="string">
            <text:p>SVM-linear: accuracy = 90% sensitivity = 90% specificity = 90% MCC = 0.794067 PE = 0.788177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enba et a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assification of PD from other disorders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20 PD + 9 MSA + 5 FND + 1 somatization + 1 dystonia + 2 CD + 1ET + 1 GPD</text:p>
          </table:table-cell>
          <table:table-cell office:value-type="string" calcext:value-type="string">
            <text:p>SVM (RBF, linear, polynomial and MLP kernels) with LOSO</text:p>
          </table:table-cell>
          <table:table-cell office:value-type="string" calcext:value-type="string">
            <text:p>SVM-linear accuracy = 85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enba et a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2; 9 HC + 43 PD</text:p>
          </table:table-cell>
          <table:table-cell office:value-type="string" calcext:value-type="string">
            <text:p>SVM-RBF with cross validation </text:p>
          </table:table-cell>
          <table:table-cell office:value-type="string" calcext:value-type="string">
            <text:p>Accuracy = 81.8%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rid et a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4; 27 HC + 27 PD</text:p>
          </table:table-cell>
          <table:table-cell office:value-type="string" calcext:value-type="string">
            <text:p>SVM with stratified 10- fold cross validation or leave-one-out cross validation</text:p>
          </table:table-cell>
          <table:table-cell office:value-type="string" calcext:value-type="string">
            <text:p>accuracy = 94.4% specificity = 100% sensitivity = 88.9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ntaña et a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KNN, SVM-linear, SVM-RBF with leaveone-subject-out or summarized leaveone-out</text:p>
          </table:table-cell>
          <table:table-cell office:value-type="string" calcext:value-type="string">
            <text:p>SVM-linear: accuracy = 77.50% MCC = 0.5507 sensitivity = 80.00% specificity = 75.00%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kar et a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78; 27 HC + 51 PD</text:p>
          </table:table-cell>
          <table:table-cell office:value-type="string" calcext:value-type="string">
            <text:p>KNN, SVM-linear, SVM-RBF, ANN, DNN with leave-one-out cross validation </text:p>
          </table:table-cell>
          <table:table-cell office:value-type="string" calcext:value-type="string">
            <text:p>SVM-RBF: accuracy = 84.62% precision = 88.04% recall = 78.65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ztahó et a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88; 33 HC + 55 PD</text:p>
          </table:table-cell>
          <table:table-cell office:value-type="string" calcext:value-type="string">
            <text:p>KNN, SVM-linear, SVM-RBF, ANN, DNN with leave-onesubject-out cross validation</text:p>
          </table:table-cell>
          <table:table-cell office:value-type="string" calcext:value-type="string">
            <text:p>SVM-RBF: accuracy = 89.3% sensitivity = 90.2% specificity = 87.9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ztahó et a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3; 10 HC + 33 PD</text:p>
          </table:table-cell>
          <table:table-cell office:value-type="string" calcext:value-type="string">
            <text:p>random forests, SVM with 10-fold cross validation and a traintest ratio of 90:10</text:p>
          </table:table-cell>
          <table:table-cell table:style-name="ce4" office:value-type="string" calcext:value-type="string">
            <text:p>SVM accuracy = 98.6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sanas et a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99; 35 HC + 64 PD</text:p>
          </table:table-cell>
          <table:table-cell office:value-type="string" calcext:value-type="string">
            <text:p>random forest with internal out-of-bag (OOB) validation</text:p>
          </table:table-cell>
          <table:table-cell office:value-type="string" calcext:value-type="string">
            <text:p>EER = 19.27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iciukynas et a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UCI machine learning repository and participants</text:p>
          </table:table-cell>
          <table:table-cell office:value-type="string" calcext:value-type="string">
            <text:p>40 and 28; 20 HC + 20 PD and 28 PD, respectively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training data: accuracy = 90.76% MCC = 0.815 test data: accuracy = 81.55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grawal et a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the Neurovoz corpus</text:p>
          </table:table-cell>
          <table:table-cell office:value-type="string" calcext:value-type="string">
            <text:p>108; 56 HC + 52 PD</text:p>
          </table:table-cell>
          <table:table-cell office:value-type="string" calcext:value-type="string">
            <text:p>Siamese LSTM-based NN with 10-fold crossvalidation</text:p>
          </table:table-cell>
          <table:table-cell office:value-type="string" calcext:value-type="string">
            <text:p>EER = 1.9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hati et a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mPower database</text:p>
          </table:table-cell>
          <table:table-cell office:value-type="string" calcext:value-type="string">
            <text:p>2,289; 2,023 HC + 246 PD</text:p>
          </table:table-cell>
          <table:table-cell office:value-type="string" calcext:value-type="string">
            <text:p>L2-regularized logistic regression, random forest, gradient boosted decision trees with 5- fold cross validation</text:p>
          </table:table-cell>
          <table:table-cell office:value-type="string" calcext:value-type="string">
            <text:p>gradient boosted decision trees: recall = 0.797 precision = 0.901 F1-score = 0.8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racy et a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C-GITA database</text:p>
          </table:table-cell>
          <table:table-cell office:value-type="string" calcext:value-type="string">
            <text:p>100; 50 HC + 50 PD</text:p>
          </table:table-cell>
          <table:table-cell office:value-type="string" calcext:value-type="string">
            <text:p>ResNet with trainvalidation ratio of 90:10</text:p>
          </table:table-cell>
          <table:table-cell office:value-type="string" calcext:value-type="string">
            <text:p>precision = 0.92 recall = 0.92 F1-score = 0.92 accuracy = 91.7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odzinski et al </text:p>
          </table:table-cell>
          <table:table-cell table:number-columns-repeated="1016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5"/>
          <table:table-cell table:style-name="ce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2"/>
          <table:table-cell table:number-columns-repeated="1018"/>
        </table:table-row>
        <table:table-row table:style-name="ro3">
          <table:table-cell table:number-columns-repeated="4"/>
          <table:table-cell table:style-name="ce3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5"/>
          <table:table-cell table:style-name="ce2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4"/>
          <table:table-cell table:style-name="ce3"/>
          <table:table-cell table:number-columns-repeated="1019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4"/>
          <table:table-cell table:style-name="ce3"/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5"/>
          <table:table-cell table:style-name="ce2"/>
          <table:table-cell table:number-columns-repeated="1018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4"/>
          <table:table-cell table:style-name="ce3"/>
          <table:table-cell table:number-columns-repeated="1019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4"/>
          <table:table-cell table:style-name="ce3"/>
          <table:table-cell table:number-columns-repeated="1019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 table:number-columns-repeated="5"/>
          <table:table-cell table:style-name="ce2"/>
          <table:table-cell table:number-columns-repeated="1018"/>
        </table:table-row>
        <table:table-row table:style-name="ro3" table:number-rows-repeated="31">
          <table:table-cell table:number-columns-repeated="1024"/>
        </table:table-row>
        <table:table-row table:style-name="ro3">
          <table:table-cell table:number-columns-repeated="5"/>
          <table:table-cell table:style-name="ce2"/>
          <table:table-cell table:number-columns-repeated="1018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5"/>
          <table:table-cell table:style-name="ce2"/>
          <table:table-cell table:number-columns-repeated="1018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number-columns-repeated="5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4"/>
          <table:table-cell table:number-columns-repeated="1018"/>
        </table:table-row>
        <table:table-row table:style-name="ro3" table:number-rows-repeated="181">
          <table:table-cell table:number-columns-repeated="1024"/>
        </table:table-row>
        <table:table-row table:style-name="ro3">
          <table:table-cell table:number-columns-repeated="5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4"/>
          <table:table-cell table:number-columns-repeated="1018"/>
        </table:table-row>
        <table:table-row table:style-name="ro3" table:number-rows-repeated="20">
          <table:table-cell table:number-columns-repeated="1024"/>
        </table:table-row>
        <table:table-row table:style-name="ro3">
          <table:table-cell table:number-columns-repeated="5"/>
          <table:table-cell table:style-name="ce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2"/>
          <table:table-cell table:number-columns-repeated="1018"/>
        </table:table-row>
        <table:table-row table:style-name="ro3" table:number-rows-repeated="75">
          <table:table-cell table:number-columns-repeated="1024"/>
        </table:table-row>
        <table:table-row table:style-name="ro3">
          <table:table-cell table:number-columns-repeated="5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4"/>
          <table:table-cell table:number-columns-repeated="1018"/>
        </table:table-row>
        <table:table-row table:style-name="ro3" table:number-rows-repeated="20">
          <table:table-cell table:number-columns-repeated="1024"/>
        </table:table-row>
        <table:table-row table:style-name="ro3">
          <table:table-cell table:number-columns-repeated="5"/>
          <table:table-cell table:style-name="ce2"/>
          <table:table-cell table:number-columns-repeated="1018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5"/>
          <table:table-cell table:style-name="ce2"/>
          <table:table-cell table:number-columns-repeated="1018"/>
        </table:table-row>
        <table:table-row table:style-name="ro3" table:number-rows-repeated="72">
          <table:table-cell table:number-columns-repeated="1024"/>
        </table:table-row>
        <table:table-row table:style-name="ro3">
          <table:table-cell table:number-columns-repeated="5"/>
          <table:table-cell table:style-name="ce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2"/>
          <table:table-cell table:number-columns-repeated="1018"/>
        </table:table-row>
        <table:table-row table:style-name="ro3" table:number-rows-repeated="141">
          <table:table-cell table:number-columns-repeated="1024"/>
        </table:table-row>
        <table:table-row table:style-name="ro3">
          <table:table-cell table:number-columns-repeated="5"/>
          <table:table-cell table:style-name="ce2"/>
          <table:table-cell table:number-columns-repeated="1018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5"/>
          <table:table-cell table:style-name="ce2"/>
          <table:table-cell table:number-columns-repeated="1018"/>
        </table:table-row>
        <table:table-row table:style-name="ro3" table:number-rows-repeated="76">
          <table:table-cell table:number-columns-repeated="1024"/>
        </table:table-row>
        <table:table-row table:style-name="ro3">
          <table:table-cell table:number-columns-repeated="5"/>
          <table:table-cell table:style-name="ce3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5"/>
          <table:table-cell table:style-name="ce3"/>
          <table:table-cell table:number-columns-repeated="1018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6"/>
          <table:table-cell table:style-name="ce2"/>
          <table:table-cell table:number-columns-repeated="1017"/>
        </table:table-row>
        <table:table-row table:style-name="ro3" table:number-rows-repeated="46">
          <table:table-cell table:number-columns-repeated="1024"/>
        </table:table-row>
        <table:table-row table:style-name="ro3">
          <table:table-cell table:number-columns-repeated="12"/>
          <table:table-cell table:style-name="ce2"/>
          <table:table-cell table:number-columns-repeated="1011"/>
        </table:table-row>
        <table:table-row table:style-name="ro3" table:number-rows-repeated="142">
          <table:table-cell table:number-columns-repeated="1024"/>
        </table:table-row>
        <table:table-row table:style-name="ro3">
          <table:table-cell table:number-columns-repeated="6"/>
          <table:table-cell table:style-name="ce2"/>
          <table:table-cell table:number-columns-repeated="1017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6"/>
          <table:table-cell table:style-name="ce2"/>
          <table:table-cell table:number-columns-repeated="1017"/>
        </table:table-row>
        <table:table-row table:style-name="ro3" table:number-rows-repeated="61">
          <table:table-cell table:number-columns-repeated="1024"/>
        </table:table-row>
        <table:table-row table:style-name="ro3">
          <table:table-cell table:style-name="ce2"/>
          <table:table-cell table:number-columns-repeated="1023"/>
        </table:table-row>
        <table:table-row table:style-name="ro3" table:number-rows-repeated="32">
          <table:table-cell table:number-columns-repeated="1024"/>
        </table:table-row>
        <table:table-row table:style-name="ro3">
          <table:table-cell table:number-columns-repeated="11"/>
          <table:table-cell table:style-name="ce2"/>
          <table:table-cell table:number-columns-repeated="101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"/>
          <table:table-cell table:style-name="ce3"/>
          <table:table-cell table:number-columns-repeated="1013"/>
        </table:table-row>
        <table:table-row table:style-name="ro3" table:number-rows-repeated="63">
          <table:table-cell table:number-columns-repeated="1024"/>
        </table:table-row>
        <table:table-row table:style-name="ro3">
          <table:table-cell table:style-name="ce3"/>
          <table:table-cell table:number-columns-repeated="1023"/>
        </table:table-row>
        <table:table-row table:style-name="ro3" table:number-rows-repeated="237">
          <table:table-cell table:number-columns-repeated="1024"/>
        </table:table-row>
        <table:table-row table:style-name="ro3">
          <table:table-cell table:number-columns-repeated="7"/>
          <table:table-cell table:style-name="ce2"/>
          <table:table-cell table:number-columns-repeated="1016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7"/>
          <table:table-cell table:style-name="ce2"/>
          <table:table-cell table:number-columns-repeated="1016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7"/>
          <table:table-cell table:style-name="ce2"/>
          <table:table-cell table:number-columns-repeated="1016"/>
        </table:table-row>
        <table:table-row table:style-name="ro3" table:number-rows-repeated="17">
          <table:table-cell table:number-columns-repeated="1024"/>
        </table:table-row>
        <table:table-row table:style-name="ro3">
          <table:table-cell table:number-columns-repeated="7"/>
          <table:table-cell table:style-name="ce2"/>
          <table:table-cell table:number-columns-repeated="1016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number-columns-repeated="7"/>
          <table:table-cell table:style-name="ce2"/>
          <table:table-cell table:number-columns-repeated="1016"/>
        </table:table-row>
        <table:table-row table:style-name="ro3" table:number-rows-repeated="10470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vement gait data" table:style-name="ta2">
        <office:forms form:automatic-focus="false" form:apply-design-mode="false"/>
        <table:table-column table:style-name="co10" table:number-columns-repeated="8" table:default-cell-style-name="Default"/>
        <table:table-row table:style-name="ro1"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Type of diagnosis</text:p>
          </table:table-cell>
          <table:table-cell office:value-type="string" calcext:value-type="string">
            <text:p>Source of</text:p>
            <text:p>Data</text:p>
          </table:table-cell>
          <table:table-cell office:value-type="string" calcext:value-type="string">
            <text:p>Number of</text:p>
            <text:p>subjects (n)</text:p>
          </table:table-cell>
          <table:table-cell office:value-type="string" calcext:value-type="string">
            <text:p>Machine learning</text:p>
            <text:p>method(s) </text:p>
          </table:table-cell>
          <table:table-cell office:value-type="string" calcext:value-type="string">
            <text:p>Outcomes</text:p>
          </table:table-cell>
          <table:table-cell table:style-name="ce1" office:value-type="string" calcext:value-type="string">
            <text:p>Year</text:p>
          </table:table-cell>
          <table:table-cell office:value-type="string" calcext:value-type="string">
            <text:p>Reference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103; 71 HC + 32 PD</text:p>
          </table:table-cell>
          <table:table-cell office:value-type="string" calcext:value-type="string">
            <text:p>ensemble method of 8 models (SVM, MLP, LRM, RFC, NSVC, DTC, KNN, QDA)</text:p>
          </table:table-cell>
          <table:table-cell office:value-type="string" calcext:value-type="string">
            <text:p>sensitivity = 96% specificity = 97% AUC = 0.98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dams</text:p>
          </table:table-cell>
        </table:table-row>
        <table:table-row table:style-name="ro3">
          <table:table-cell office:value-type="string" calcext:value-type="string">
            <text:p>Classification of PD, HC and other neurological stance disorders</text:p>
          </table:table-cell>
          <table:table-cell office:value-type="string" calcext:value-type="string">
            <text:p>Diagnosis and 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293; 57 HC + 27 PD + 49 AVS + 12 PNP + 48 CA + 16 DN + 25 OT + 59 PPV</text:p>
          </table:table-cell>
          <table:table-cell office:value-type="string" calcext:value-type="string">
            <text:p>ensemble method of 7 models (logistic regression, KNN, shallow and deep ANNs, SVM, random forest, extra-randomized trees) with 90% training and 10% testing data in stratified k-fold crossvalidation</text:p>
          </table:table-cell>
          <table:table-cell office:value-type="string" calcext:value-type="string">
            <text:p>8-class classification accuracy = 82.7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hmadi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137; 38 HC + 99 PD</text:p>
          </table:table-cell>
          <table:table-cell office:value-type="string" calcext:value-type="string">
            <text:p>SVM with leave-one-outcross validation</text:p>
          </table:table-cell>
          <table:table-cell office:value-type="string" calcext:value-type="string">
            <text:p>PD vs HC accuracy = 92.3% mild vs severe accuracy = 89.8% mild vs HC accuracy = 85.9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ernad-Elazari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30; 14 HC + 16 PD</text:p>
          </table:table-cell>
          <table:table-cell office:value-type="string" calcext:value-type="string">
            <text:p>SVM (linear, quadratic, cubic, Gaussian kernels), ANN, with 5- fold cross-validation</text:p>
          </table:table-cell>
          <table:table-cell office:value-type="string" calcext:value-type="string">
            <text:p>classification with ANN: accuracy = 89.4% sensitivity = 87.0% specificity = 91.8% severity assessment with ANN: accuracy = 95.0% sensitivity = 90.0% specificity = 99.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ungiorno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28; 12 HC + 16 PD</text:p>
          </table:table-cell>
          <table:table-cell office:value-type="string" calcext:value-type="string">
            <text:p>NN with a trainvalidation-test ratio of 70:15:15, SVM with leave-one-out crossvalidation, logistic regression with 10-fold cross validation</text:p>
          </table:table-cell>
          <table:table-cell office:value-type="string" calcext:value-type="string">
            <text:p>SVM: accuracy = 85.71% sensitivity = 83.5% specificity = 87.5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utt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28; 12 HC + 16 PD</text:p>
          </table:table-cell>
          <table:table-cell office:value-type="string" calcext:value-type="string">
            <text:p>logistic regression, naïve Bayes, SVM with 10-fold cross validation</text:p>
          </table:table-cell>
          <table:table-cell office:value-type="string" calcext:value-type="string">
            <text:p>naïve Bayes: accuracy = 81.45% sensitivity = 76% specificity = 86.5% AUC = 0.8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utt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4; 27 HC + 27 PD</text:p>
          </table:table-cell>
          <table:table-cell office:value-type="string" calcext:value-type="string">
            <text:p>naïve Bayes, LDA, KNN, decision tree, SVMlinear, SVM-rbf, majority of votes with 5-fold cross validation</text:p>
          </table:table-cell>
          <table:table-cell office:value-type="string" calcext:value-type="string">
            <text:p>majority of votes (weighted) accuracy = 96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ramia et al</text:p>
          </table:table-cell>
        </table:table-row>
        <table:table-row table:style-name="ro3">
          <table:table-cell office:value-type="string" calcext:value-type="string">
            <text:p>Classification of PD, HC and PD, HC, IH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90; 30 PD + 30 HC + 30 IH</text:p>
          </table:table-cell>
          <table:table-cell office:value-type="string" calcext:value-type="string">
            <text:p>SVM, random forest, naïve Bayes with 10-fold cross validation</text:p>
          </table:table-cell>
          <table:table-cell office:value-type="string" calcext:value-type="string">
            <text:p>random forest: HC vs PD: accuracy = 0.950 F-measure = 0.947 HC + IH vs PD: accuracy = 0.917 F-measure = 0.912 HC vs IH vs PD: accuracy = 0.789 F-measure = 0.7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vallo et al</text:p>
          </table:table-cell>
        </table:table-row>
        <table:table-row table:style-name="ro3">
          <table:table-cell office:value-type="string" calcext:value-type="string">
            <text:p>Classification of PD from HC and classification of HC, MCI, PDNOMCI, and PDMCI</text:p>
          </table:table-cell>
          <table:table-cell office:value-type="string" calcext:value-type="string">
            <text:p>Diagnosis, differential diagnosis and subtyping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PD vs HC: 75; 50 HC + 25 PD subtyping: 52; 18 HC + 16 PDNOMCI + 9 PDMCI + 9 MCI</text:p>
          </table:table-cell>
          <table:table-cell office:value-type="string" calcext:value-type="string">
            <text:p>decision tree, naïve Bayes, random forest, SVM, adaptive boosting (with decision tree or random forest) with 10- fold cross validation</text:p>
          </table:table-cell>
          <table:table-cell office:value-type="string" calcext:value-type="string">
            <text:p>adaptive boosting with decision tree: PD vs HC: accuracy = 0.79 AUC = 0.82 subtyping (HOA vs MCI vs PDNOMCI vs PDMCI): accuracy = 0.85 AUC = 0.96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ok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80; 424 HC + 156 PD</text:p>
          </table:table-cell>
          <table:table-cell office:value-type="string" calcext:value-type="string">
            <text:p>hidden Markov models with nearest neighbor classifier with cross validation and train-test ratio of 66.6:33.3 </text:p>
          </table:table-cell>
          <table:table-cell office:value-type="string" calcext:value-type="string">
            <text:p>Accuracy = 85.51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uzzolin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80; 40 HC + 40 PD</text:p>
          </table:table-cell>
          <table:table-cell office:value-type="string" calcext:value-type="string">
            <text:p>random forest, SVM with 10-fold cross validation</text:p>
          </table:table-cell>
          <table:table-cell office:value-type="string" calcext:value-type="string">
            <text:p>SVM-RBF: accuracy = 85% sensitivity = 85% specificity = 82% PPV = 86% NPV = 83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jurić-Jovičić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13; 5 HC + 8 PD</text:p>
          </table:table-cell>
          <table:table-cell office:value-type="string" calcext:value-type="string">
            <text:p>SVM-RBF with leaveone-out cross validation</text:p>
          </table:table-cell>
          <table:table-cell office:value-type="string" calcext:value-type="string">
            <text:p>100% HC and PD classified correctly (confusion matrix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ror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75; 38 HC + 37 PD</text:p>
          </table:table-cell>
          <table:table-cell office:value-type="string" calcext:value-type="string">
            <text:p>SVM with leave-one-out cross validation</text:p>
          </table:table-cell>
          <table:table-cell office:value-type="string" calcext:value-type="string">
            <text:p>accuracy = 85.61% sensitivity = 85.95% specificity = 85.26%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rotar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24; 13 PD + 11 ET</text:p>
          </table:table-cell>
          <table:table-cell office:value-type="string" calcext:value-type="string">
            <text:p>SVM-linear, SVM-RBF with leave-one-out cross validation </text:p>
          </table:table-cell>
          <table:table-cell office:value-type="string" calcext:value-type="string">
            <text:p>Accuracy = 83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hassemi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1; 22 HC + 19 PD</text:p>
          </table:table-cell>
          <table:table-cell office:value-type="string" calcext:value-type="string">
            <text:p>SVM, decision tree, random forest, linear regression with 10-fold and leave-one-individual out (L1O) cross validation</text:p>
          </table:table-cell>
          <table:table-cell office:value-type="string" calcext:value-type="string">
            <text:p>SVM accuracy = 0.89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ved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74; 33 young HC + 14 elderly HC + 27 PD</text:p>
          </table:table-cell>
          <table:table-cell office:value-type="string" calcext:value-type="string">
            <text:p>SVM with 10-fold cross validation</text:p>
          </table:table-cell>
          <table:table-cell office:value-type="string" calcext:value-type="string">
            <text:p>Sensitivity = ~90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lein et al</text:p>
          </table:table-cell>
        </table:table-row>
        <table:table-row table:style-name="ro3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5; 20 HC + 35 PD</text:p>
          </table:table-cell>
          <table:table-cell office:value-type="string" calcext:value-type="string">
            <text:p>SVM with leave-one-out cross validation</text:p>
          </table:table-cell>
          <table:table-cell office:value-type="string" calcext:value-type="string">
            <text:p>PD diagnosis: accuracy = 89% precision = 0.91 recall = 0.94 severity assessment: HYS 1 accuracy = 72% HYS 2 accuracy = 77% HYS 3 accuracy = 75% HYS 4 accuracy = 33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ocer and Oktay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5; 20 HC + 25 PD</text:p>
          </table:table-cell>
          <table:table-cell office:value-type="string" calcext:value-type="string">
            <text:p>naïve Bayes, logistic regression, SVM, AdaBoost, C4.5, BagDT with 10-fold stratified cross-validation apart from BagDT</text:p>
          </table:table-cell>
          <table:table-cell office:value-type="string" calcext:value-type="string">
            <text:p>BagDT: sensitivity = 82% specificity = 90% AUC = 0.94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stikis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26 HC + 14 PD</text:p>
          </table:table-cell>
          <table:table-cell office:value-type="string" calcext:value-type="string">
            <text:p>random forest with leave-one-subject-out cross-validation</text:p>
          </table:table-cell>
          <table:table-cell office:value-type="string" calcext:value-type="string">
            <text:p>accuracy = 94.6% sensitivity = 91.5% specificity = 97.2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uhner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177; 70 HC + 107 PD</text:p>
          </table:table-cell>
          <table:table-cell office:value-type="string" calcext:value-type="string">
            <text:p>ESN with 10-fold cross validation </text:p>
          </table:table-cell>
          <table:table-cell office:value-type="string" calcext:value-type="string">
            <text:p>AUC = 0.85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cy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39; 16 young HC + 12 elderly HC + 11 PD</text:p>
          </table:table-cell>
          <table:table-cell office:value-type="string" calcext:value-type="string">
            <text:p>LDA with leave-one-out cross validation</text:p>
          </table:table-cell>
          <table:table-cell office:value-type="string" calcext:value-type="string">
            <text:p>multiclass classification (young HC vs age-matched HC vs PD): accuracy = 64.1% sensitivity = 47.1% specificity = 77.3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tinez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38; 10 HC + 28 PD</text:p>
          </table:table-cell>
          <table:table-cell office:value-type="string" calcext:value-type="string">
            <text:p>SVM-Gaussian with leave-one-out cross validation</text:p>
          </table:table-cell>
          <table:table-cell office:value-type="string" calcext:value-type="string">
            <text:p>training accuracy = 96.9% test accuracy = 76.6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liveira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30; 15 HC + 15 PD</text:p>
          </table:table-cell>
          <table:table-cell office:value-type="string" calcext:value-type="string">
            <text:p>SVM-RBF, PNN with 10- fold cross validation</text:p>
          </table:table-cell>
          <table:table-cell office:value-type="string" calcext:value-type="string">
            <text:p>SVM-RBF: accuracy = 88.80% sensitivity = 88.70% specificity = 88.15% AUC = 88.4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ung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5; 14 HC + 31 PD</text:p>
          </table:table-cell>
          <table:table-cell office:value-type="string" calcext:value-type="string">
            <text:p>Deep-MIL-CNN with LOSO or RkF</text:p>
          </table:table-cell>
          <table:table-cell office:value-type="string" calcext:value-type="string">
            <text:p>with LOSO: precision = 0.987 sensitivity = 0.9 specificity = 0.993 F1-score = 0.943 with RkF: precision = 0.955 sensitivity = 0.828 specificity = 0.979 F1-score = 0.897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padopouloo s et al</text:p>
          </table:table-cell>
        </table:table-row>
        <table:table-row table:style-name="ro3">
          <table:table-cell office:value-type="string" calcext:value-type="string">
            <text:p>Classification of PD, HC and post-stroke</text:p>
          </table:table-cell>
          <table:table-cell office:value-type="string" calcext:value-type="string">
            <text:p>Diagnosis and 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11; 3 HC + 5 PD + 3 poststroke</text:p>
          </table:table-cell>
          <table:table-cell office:value-type="string" calcext:value-type="string">
            <text:p>MTFL with 10-fold cross validation</text:p>
          </table:table-cell>
          <table:table-cell office:value-type="string" calcext:value-type="string">
            <text:p>PD vs HC AUC = 0.983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pavasileiou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182; 94 HC + 88 PD</text:p>
          </table:table-cell>
          <table:table-cell office:value-type="string" calcext:value-type="string">
            <text:p>LSTM, CNN-1D, CNNLSTM with 5-fold crossvalidation and a trainingtest ratio of 90:10</text:p>
          </table:table-cell>
          <table:table-cell office:value-type="string" calcext:value-type="string">
            <text:p>CNN-LSTM: accuracy = 83.1% precision = 83.5% recall = 83.4% F1-score = 81% Kappa = 64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yes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60; 30 HC + 30 PD</text:p>
          </table:table-cell>
          <table:table-cell office:value-type="string" calcext:value-type="string">
            <text:p>naïve Bayes, KNN, SVM with leave-one-out cross validation</text:p>
          </table:table-cell>
          <table:table-cell office:value-type="string" calcext:value-type="string">
            <text:p>SVM: accuracy = 95% precision = 0.951 AUC = 0.950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icci et al</text:p>
          </table:table-cell>
        </table:table-row>
        <table:table-row table:style-name="ro3">
          <table:table-cell office:value-type="string" calcext:value-type="string">
            <text:p>Classification of PD, HC and IH</text:p>
          </table:table-cell>
          <table:table-cell office:value-type="string" calcext:value-type="string">
            <text:p>Diagnosis and 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90; 30 HC + 30 PD + 30 IH</text:p>
          </table:table-cell>
          <table:table-cell office:value-type="string" calcext:value-type="string">
            <text:p>SVM-polynomial, random forest, naïve Bayes with 10-fold cross validation</text:p>
          </table:table-cell>
          <table:table-cell office:value-type="string" calcext:value-type="string">
            <text:p>HC vs PD, naïve Bayes or random forest: precision = 0.967 recall = 0.967 specificity = 0.967 accuracy = 0.967 F-Measure = 0.967 multiclass classification, random forest: precision = 0.784 recall = 0.778 specificity = 0.889 accuracy = 0.778 F-Measure = 0.78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ovini et al</text:p>
          </table:table-cell>
        </table:table-row>
        <table:table-row table:style-name="ro3">
          <table:table-cell office:value-type="string" calcext:value-type="string">
            <text:p>Classification of PD, HC and IH</text:p>
          </table:table-cell>
          <table:table-cell office:value-type="string" calcext:value-type="string">
            <text:p>Diagnosis and 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5; 15 HC + 15 PD + 15 IH</text:p>
          </table:table-cell>
          <table:table-cell office:value-type="string" calcext:value-type="string">
            <text:p>SVM-polynomial, random forest with 5-fold cross validation</text:p>
          </table:table-cell>
          <table:table-cell office:value-type="string" calcext:value-type="string">
            <text:p>HC vs PD, random forest: precision = 1.000 recall = 1.000 specificity = 1.000 accuracy = 1.000 F-Measure = 1.000 multiclass classification (HC vs IH vs PD), random forest: precision = 0.930 recall = 0.911 specificity = 0.956 accuracy = 0.911 F-Measure = 0.9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ovini et al</text:p>
          </table:table-cell>
        </table:table-row>
        <table:table-row table:style-name="ro3">
          <table:table-cell office:value-type="string" calcext:value-type="string">
            <text:p>Classification of PD from ET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2; 32 PD + 20 ET</text:p>
          </table:table-cell>
          <table:table-cell office:value-type="string" calcext:value-type="string">
            <text:p>SVM-linear with 10-fold cross validation</text:p>
          </table:table-cell>
          <table:table-cell office:value-type="string" calcext:value-type="string">
            <text:p>accuracy = 1 sensitivity = 1 specificity = 1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rangsrirat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12; 10 HC + 2 PD</text:p>
          </table:table-cell>
          <table:table-cell office:value-type="string" calcext:value-type="string">
            <text:p>naive Bayes, LogitBoost, random forest, SVM with 10-fold cross-validation</text:p>
          </table:table-cell>
          <table:table-cell office:value-type="string" calcext:value-type="string">
            <text:p>random forest: accuracy = 92.29% precision = 0.99 recall = 0.9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ahavori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39; 16 HC + 23 PD</text:p>
          </table:table-cell>
          <table:table-cell office:value-type="string" calcext:value-type="string">
            <text:p>naive Bayes, LogitBoost, random forest, SVM with 10-fold cross-validation</text:p>
          </table:table-cell>
          <table:table-cell office:value-type="string" calcext:value-type="string">
            <text:p>sensitivity = 88.9% specificity = 100% precision = 100% FPR = 0.0%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ien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60; 30 HC + 30 PD</text:p>
          </table:table-cell>
          <table:table-cell office:value-type="string" calcext:value-type="string">
            <text:p>logistic regression, naïve Bayes, random forest, decision tree with 10- fold cross validation</text:p>
          </table:table-cell>
          <table:table-cell office:value-type="string" calcext:value-type="string">
            <text:p>random forest: accuracy = 82% false negative rate = 23% false positive rate = 12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rcuqui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47; 18 HC + 29 PD</text:p>
          </table:table-cell>
          <table:table-cell office:value-type="string" calcext:value-type="string">
            <text:p>SVM, KNN, random forest, decision tree</text:p>
          </table:table-cell>
          <table:table-cell office:value-type="string" calcext:value-type="string">
            <text:p>SVM with cubic kernel: accuracy = 93.6% sensitivity = 93.1% specificity = 94.1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lam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34; 17 HC + 17 PD</text:p>
          </table:table-cell>
          <table:table-cell office:value-type="string" calcext:value-type="string">
            <text:p>MLP, SVM, decision tree</text:p>
          </table:table-cell>
          <table:table-cell office:value-type="string" calcext:value-type="string">
            <text:p>MLP: accuracy = 91.18% sensitivity = 1 specificity = 0.83 error = 0.09 AUC = 0.9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askar and Hussain</text:p>
          </table:table-cell>
        </table:table-row>
        <table:table-row table:style-name="ro3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166; 73 HC + 93 PD</text:p>
          </table:table-cell>
          <table:table-cell office:value-type="string" calcext:value-type="string">
            <text:p>1D-CNN, 2D-CNN, LSTM, decision tree, logisitic regression, SVM, MLP</text:p>
          </table:table-cell>
          <table:table-cell office:value-type="string" calcext:value-type="string">
            <text:p>2D-CNN and LSTM accuracy = 96.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harthi and Ozanyan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146; 60 HC + 86 PD</text:p>
          </table:table-cell>
          <table:table-cell office:value-type="string" calcext:value-type="string">
            <text:p>SVM-Gaussian with 3- or 5-fold cross validation</text:p>
          </table:table-cell>
          <table:table-cell office:value-type="string" calcext:value-type="string">
            <text:p>accuracy = 100%, 88.88% and 100% in three test grou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ndrei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166; 73 HC + 93 PD</text:p>
          </table:table-cell>
          <table:table-cell office:value-type="string" calcext:value-type="string">
            <text:p>ANN, SVM, naïve Bayes with cross validation</text:p>
          </table:table-cell>
          <table:table-cell office:value-type="string" calcext:value-type="string">
            <text:p>ANN accuracy = 86.75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aby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31; 16 HC + 15 PD</text:p>
          </table:table-cell>
          <table:table-cell office:value-type="string" calcext:value-type="string">
            <text:p>SVM-linear, KNN, naïve Bayes, LDA, decision tree with leave-one-out cross validation</text:p>
          </table:table-cell>
          <table:table-cell office:value-type="string" calcext:value-type="string">
            <text:p>SVM, KNN and decision tree accuracy = 96.8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lix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31; 16 HC + 15 PD</text:p>
          </table:table-cell>
          <table:table-cell office:value-type="string" calcext:value-type="string">
            <text:p>SVM-linear with leaveone-out cross validation a</text:p>
          </table:table-cell>
          <table:table-cell office:value-type="string" calcext:value-type="string">
            <text:p>Accuracy = 100% 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oshi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165; 72 HC + 93 PD</text:p>
          </table:table-cell>
          <table:table-cell office:value-type="string" calcext:value-type="string">
            <text:p>KNN, CART, decision tree, random forest, naïve Bayes, SVMpolynomial, SVM-linear, K-means, GMM with leave-one-out cross validation</text:p>
          </table:table-cell>
          <table:table-cell office:value-type="string" calcext:value-type="string">
            <text:p>SVM: accuracy = 90.32% precision = 90.55% recall = 90.21% F-measure = 90.38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houry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64; 16 HC + 15 PD + 13 ALS + 20 HD</text:p>
          </table:table-cell>
          <table:table-cell office:value-type="string" calcext:value-type="string">
            <text:p>string grammar unsupervised possibilistic fuzzy Cmedians with FKNN, with 4-fold cross validation</text:p>
          </table:table-cell>
          <table:table-cell office:value-type="string" calcext:value-type="string">
            <text:p>PD vs HC accuracy = 96.43%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lomsae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166; 73 HC + 93 PD</text:p>
          </table:table-cell>
          <table:table-cell office:value-type="string" calcext:value-type="string">
            <text:p>logistic regression, decision trees, random forest, SVM-Linear, SVM-RBF, SVM-Poly, KNN with cross validation</text:p>
          </table:table-cell>
          <table:table-cell office:value-type="string" calcext:value-type="string">
            <text:p>KNN: accuracy = 93.08% precision = 89.58% recall = 84.31% F1-score = 86.86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ittra and Rustagi</text:p>
          </table:table-cell>
        </table:table-row>
        <table:table-row table:style-name="ro3">
          <table:table-cell office:value-type="string" calcext:value-type="string">
            <text:p>Classification of PD from HC D</text:p>
          </table:table-cell>
          <table:table-cell office:value-type="string" calcext:value-type="string">
            <text:p>Diagnosi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lassification of PD from HC D</text:p>
          </table:table-cell>
          <table:table-cell office:value-type="string" calcext:value-type="string">
            <text:p>Diagnosi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lassification of PD from HC D</text:p>
          </table:table-cell>
          <table:table-cell office:value-type="string" calcext:value-type="string">
            <text:p>Diagnosis</text:p>
          </table:table-cell>
          <table:table-cell table:number-columns-repeated="6"/>
        </table:table-row>
        <table:table-row table:style-name="ro3">
          <table:table-cell table:style-name="ce9" office:value-type="string" calcext:value-type="string">
            <text:p>Classification of HC, PD, ALS and HD</text:p>
          </table:table-cell>
          <table:table-cell office:value-type="string" calcext:value-type="string">
            <text:p>Diagnosis and differential diagnosi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lassification of PD, HD, ALS and ND from HC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lassification of PD from HC and assess the severity of PD 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lassification of PD from HC and assess the severity of PD 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lassification of PD from HC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22:10:34.233967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ula-2010.06101" style:display-name="PageStyle_tabula-2010.061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8T09:38:01</meta:creation-date>
    <dc:date>2021-07-08T23:13:16.445929704</dc:date>
    <meta:editing-duration>PT42M58S</meta:editing-duration>
    <meta:generator>LibreOffice/6.4.7.2$Linux_X86_64 LibreOffice_project/40$Build-2</meta:generator>
    <meta:editing-cycles>4</meta:editing-cycles>
    <meta:document-statistic meta:table-count="2" meta:cell-count="8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